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llzahlen_Wo_Bund" table:style-name="ta1">
        <table:shapes>
          <draw:frame draw:z-index="0" draw:style-name="gr1" draw:text-style-name="P1" svg:width="20cm" svg:height="10cm" svg:x="13.535cm" svg:y="21.914cm">
            <draw:object draw:notify-on-update-of-ranges="Fallzahlen_Wo_Bund.A1:Fallzahlen_Wo_Bund.A1 Fallzahlen_Wo_Bund.A2:Fallzahlen_Wo_Bund.A78 Fallzahlen_Wo_Bund.E1:Fallzahlen_Wo_Bund.E1 Fallzahlen_Wo_Bund.E2:Fallzahlen_Wo_Bund.E78 Fallzahlen_Wo_Bund.F1:Fallzahlen_Wo_Bund.F1 Fallzahlen_Wo_Bund.F2:Fallzahlen_Wo_Bund.F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AnzahlFall</text:p>
          </table:table-cell>
          <table:table-cell office:value-type="string" calcext:value-type="string">
            <text:p>AnzahlTodesfall</text:p>
          </table:table-cell>
          <table:table-cell office:value-type="string" calcext:value-type="string">
            <text:p>Fälle</text:p>
          </table:table-cell>
          <table:table-cell office:value-type="string" calcext:value-type="string">
            <text:p>Todesfä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2" table:formula="of:=[.C2]/[.C$79]*100" office:value-type="float" office:value="0.0795522183050227" calcext:value-type="float">
            <text:p>0,08</text:p>
          </table:table-cell>
          <table:table-cell table:style-name="ce2" table:formula="of:=[.D2]/[.D$79]*100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8" calcext:value-type="float">
            <text:p>898</text:p>
          </table:table-cell>
          <table:table-cell office:value-type="float" office:value="12" calcext:value-type="float">
            <text:p>12</text:p>
          </table:table-cell>
          <table:table-cell table:style-name="ce2" table:formula="of:=[.C3]/[.C$79]*100" office:value-type="float" office:value="0.513941669337485" calcext:value-type="float">
            <text:p>0,51</text:p>
          </table:table-cell>
          <table:table-cell table:style-name="ce2" table:formula="of:=[.D3]/[.D$79]*100" office:value-type="float" office:value="0.187236698392885" calcext:value-type="float">
            <text:p>0,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431" calcext:value-type="float">
            <text:p>6431</text:p>
          </table:table-cell>
          <table:table-cell office:value-type="float" office:value="84" calcext:value-type="float">
            <text:p>84</text:p>
          </table:table-cell>
          <table:table-cell table:style-name="ce2" table:formula="of:=[.C4]/[.C$79]*100" office:value-type="float" office:value="3.68057781237123" calcext:value-type="float">
            <text:p>3,68</text:p>
          </table:table-cell>
          <table:table-cell table:style-name="ce2" table:formula="of:=[.D4]/[.D$79]*100" office:value-type="float" office:value="1.3106568887502" calcext:value-type="float">
            <text:p>1,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393" calcext:value-type="float">
            <text:p>22393</text:p>
          </table:table-cell>
          <table:table-cell office:value-type="float" office:value="476" calcext:value-type="float">
            <text:p>476</text:p>
          </table:table-cell>
          <table:table-cell table:style-name="ce2" table:formula="of:=[.C5]/[.C$79]*100" office:value-type="float" office:value="12.8159196007509" calcext:value-type="float">
            <text:p>12,82</text:p>
          </table:table-cell>
          <table:table-cell table:style-name="ce2" table:formula="of:=[.D5]/[.D$79]*100" office:value-type="float" office:value="7.42705570291777" calcext:value-type="float">
            <text:p>7,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970" calcext:value-type="float">
            <text:p>33970</text:p>
          </table:table-cell>
          <table:table-cell office:value-type="float" office:value="1464" calcext:value-type="float">
            <text:p>1464</text:p>
          </table:table-cell>
          <table:table-cell table:style-name="ce2" table:formula="of:=[.C6]/[.C$79]*100" office:value-type="float" office:value="19.4416464447599" calcext:value-type="float">
            <text:p>19,44</text:p>
          </table:table-cell>
          <table:table-cell table:style-name="ce2" table:formula="of:=[.D6]/[.D$79]*100" office:value-type="float" office:value="22.842877203932" calcext:value-type="float">
            <text:p>22,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6054" calcext:value-type="float">
            <text:p>36054</text:p>
          </table:table-cell>
          <table:table-cell office:value-type="float" office:value="2267" calcext:value-type="float">
            <text:p>2267</text:p>
          </table:table-cell>
          <table:table-cell table:style-name="ce2" table:formula="of:=[.C7]/[.C$79]*100" office:value-type="float" office:value="20.6343574012179" calcext:value-type="float">
            <text:p>20,63</text:p>
          </table:table-cell>
          <table:table-cell table:style-name="ce2" table:formula="of:=[.D7]/[.D$79]*100" office:value-type="float" office:value="35.3721329380559" calcext:value-type="float">
            <text:p>35,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136" calcext:value-type="float">
            <text:p>27136</text:p>
          </table:table-cell>
          <table:table-cell office:value-type="float" office:value="1875" calcext:value-type="float">
            <text:p>1875</text:p>
          </table:table-cell>
          <table:table-cell table:style-name="ce2" table:formula="of:=[.C8]/[.C$79]*100" office:value-type="float" office:value="15.5304244311158" calcext:value-type="float">
            <text:p>15,53</text:p>
          </table:table-cell>
          <table:table-cell table:style-name="ce2" table:formula="of:=[.D8]/[.D$79]*100" office:value-type="float" office:value="29.2557341238883" calcext:value-type="float">
            <text:p>29,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334" calcext:value-type="float">
            <text:p>17334</text:p>
          </table:table-cell>
          <table:table-cell office:value-type="float" office:value="1220" calcext:value-type="float">
            <text:p>1220</text:p>
          </table:table-cell>
          <table:table-cell table:style-name="ce2" table:formula="of:=[.C9]/[.C$79]*100" office:value-type="float" office:value="9.92056224531844" calcext:value-type="float">
            <text:p>9,92</text:p>
          </table:table-cell>
          <table:table-cell table:style-name="ce2" table:formula="of:=[.D9]/[.D$79]*100" office:value-type="float" office:value="19.0357310032766" calcext:value-type="float">
            <text:p>19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346" calcext:value-type="float">
            <text:p>12346</text:p>
          </table:table-cell>
          <table:table-cell office:value-type="float" office:value="725" calcext:value-type="float">
            <text:p>725</text:p>
          </table:table-cell>
          <table:table-cell table:style-name="ce2" table:formula="of:=[.C10]/[.C$79]*100" office:value-type="float" office:value="7.06583947621446" calcext:value-type="float">
            <text:p>7,07</text:p>
          </table:table-cell>
          <table:table-cell table:style-name="ce2" table:formula="of:=[.D10]/[.D$79]*100" office:value-type="float" office:value="11.3122171945701" calcext:value-type="float">
            <text:p>11,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433" calcext:value-type="float">
            <text:p>7433</text:p>
          </table:table-cell>
          <table:table-cell office:value-type="float" office:value="387" calcext:value-type="float">
            <text:p>387</text:p>
          </table:table-cell>
          <table:table-cell table:style-name="ce2" table:formula="of:=[.C11]/[.C$79]*100" office:value-type="float" office:value="4.25404056590815" calcext:value-type="float">
            <text:p>4,25</text:p>
          </table:table-cell>
          <table:table-cell table:style-name="ce2" table:formula="of:=[.D11]/[.D$79]*100" office:value-type="float" office:value="6.03838352317054" calcext:value-type="float">
            <text:p>6,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38" calcext:value-type="float">
            <text:p>6238</text:p>
          </table:table-cell>
          <table:table-cell office:value-type="float" office:value="257" calcext:value-type="float">
            <text:p>257</text:p>
          </table:table-cell>
          <table:table-cell table:style-name="ce2" table:formula="of:=[.C12]/[.C$79]*100" office:value-type="float" office:value="3.57012041573188" calcext:value-type="float">
            <text:p>3,57</text:p>
          </table:table-cell>
          <table:table-cell table:style-name="ce2" table:formula="of:=[.D12]/[.D$79]*100" office:value-type="float" office:value="4.00998595724762" calcext:value-type="float">
            <text:p>4,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64" calcext:value-type="float">
            <text:p>4764</text:p>
          </table:table-cell>
          <table:table-cell office:value-type="float" office:value="164" calcext:value-type="float">
            <text:p>164</text:p>
          </table:table-cell>
          <table:table-cell table:style-name="ce2" table:formula="of:=[.C13]/[.C$79]*100" office:value-type="float" office:value="2.72652351082826" calcext:value-type="float">
            <text:p>2,73</text:p>
          </table:table-cell>
          <table:table-cell table:style-name="ce2" table:formula="of:=[.D13]/[.D$79]*100" office:value-type="float" office:value="2.55890154470276" calcext:value-type="float">
            <text:p>2,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98" calcext:value-type="float">
            <text:p>3598</text:p>
          </table:table-cell>
          <table:table-cell office:value-type="float" office:value="112" calcext:value-type="float">
            <text:p>112</text:p>
          </table:table-cell>
          <table:table-cell table:style-name="ce2" table:formula="of:=[.C14]/[.C$79]*100" office:value-type="float" office:value="2.05920058605375" calcext:value-type="float">
            <text:p>2,06</text:p>
          </table:table-cell>
          <table:table-cell table:style-name="ce2" table:formula="of:=[.D14]/[.D$79]*100" office:value-type="float" office:value="1.74754251833359" calcext:value-type="float">
            <text:p>1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04" calcext:value-type="float">
            <text:p>3204</text:p>
          </table:table-cell>
          <table:table-cell office:value-type="float" office:value="64" calcext:value-type="float">
            <text:p>64</text:p>
          </table:table-cell>
          <table:table-cell table:style-name="ce2" table:formula="of:=[.C15]/[.C$79]*100" office:value-type="float" office:value="1.83370724783664" calcext:value-type="float">
            <text:p>1,83</text:p>
          </table:table-cell>
          <table:table-cell table:style-name="ce2" table:formula="of:=[.D15]/[.D$79]*100" office:value-type="float" office:value="0.998595724762053" calcext:value-type="float">
            <text:p>1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351" calcext:value-type="float">
            <text:p>2351</text:p>
          </table:table-cell>
          <table:table-cell office:value-type="float" office:value="45" calcext:value-type="float">
            <text:p>45</text:p>
          </table:table-cell>
          <table:table-cell table:style-name="ce2" table:formula="of:=[.C16]/[.C$79]*100" office:value-type="float" office:value="1.34551989377776" calcext:value-type="float">
            <text:p>1,35</text:p>
          </table:table-cell>
          <table:table-cell table:style-name="ce2" table:formula="of:=[.D16]/[.D$79]*100" office:value-type="float" office:value="0.702137618973319" calcext:value-type="float">
            <text:p>0,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41" calcext:value-type="float">
            <text:p>2341</text:p>
          </table:table-cell>
          <table:table-cell office:value-type="float" office:value="33" calcext:value-type="float">
            <text:p>33</text:p>
          </table:table-cell>
          <table:table-cell table:style-name="ce2" table:formula="of:=[.C17]/[.C$79]*100" office:value-type="float" office:value="1.33979671260473" calcext:value-type="float">
            <text:p>1,34</text:p>
          </table:table-cell>
          <table:table-cell table:style-name="ce2" table:formula="of:=[.D17]/[.D$79]*100" office:value-type="float" office:value="0.514900920580434" calcext:value-type="float">
            <text:p>0,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90" calcext:value-type="float">
            <text:p>4190</text:p>
          </table:table-cell>
          <table:table-cell office:value-type="float" office:value="41" calcext:value-type="float">
            <text:p>41</text:p>
          </table:table-cell>
          <table:table-cell table:style-name="ce2" table:formula="of:=[.C18]/[.C$79]*100" office:value-type="float" office:value="2.39801291149673" calcext:value-type="float">
            <text:p>2,40</text:p>
          </table:table-cell>
          <table:table-cell table:style-name="ce2" table:formula="of:=[.D18]/[.D$79]*100" office:value-type="float" office:value="0.63972538617569" calcext:value-type="float">
            <text:p>0,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53" calcext:value-type="float">
            <text:p>3153</text:p>
          </table:table-cell>
          <table:table-cell office:value-type="float" office:value="23" calcext:value-type="float">
            <text:p>23</text:p>
          </table:table-cell>
          <table:table-cell table:style-name="ce2" table:formula="of:=[.C19]/[.C$79]*100" office:value-type="float" office:value="1.80451902385422" calcext:value-type="float">
            <text:p>1,80</text:p>
          </table:table-cell>
          <table:table-cell table:style-name="ce2" table:formula="of:=[.D19]/[.D$79]*100" office:value-type="float" office:value="0.358870338586363" calcext:value-type="float">
            <text:p>0,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688" calcext:value-type="float">
            <text:p>2688</text:p>
          </table:table-cell>
          <table:table-cell office:value-type="float" office:value="26" calcext:value-type="float">
            <text:p>26</text:p>
          </table:table-cell>
          <table:table-cell table:style-name="ce2" table:formula="of:=[.C20]/[.C$79]*100" office:value-type="float" office:value="1.53839109930864" calcext:value-type="float">
            <text:p>1,54</text:p>
          </table:table-cell>
          <table:table-cell table:style-name="ce2" table:formula="of:=[.D20]/[.D$79]*100" office:value-type="float" office:value="0.405679513184584" calcext:value-type="float">
            <text:p>0,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27" calcext:value-type="float">
            <text:p>2427</text:p>
          </table:table-cell>
          <table:table-cell office:value-type="float" office:value="25" calcext:value-type="float">
            <text:p>25</text:p>
          </table:table-cell>
          <table:table-cell table:style-name="ce2" table:formula="of:=[.C21]/[.C$79]*100" office:value-type="float" office:value="1.38901607069273" calcext:value-type="float">
            <text:p>1,39</text:p>
          </table:table-cell>
          <table:table-cell table:style-name="ce2" table:formula="of:=[.D21]/[.D$79]*100" office:value-type="float" office:value="0.390076454985177" calcext:value-type="float">
            <text:p>0,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table:style-name="ce2" table:formula="of:=[.C22]/[.C$79]*100" office:value-type="float" office:value="1.72954535048762" calcext:value-type="float">
            <text:p>1,73</text:p>
          </table:table-cell>
          <table:table-cell table:style-name="ce2" table:formula="of:=[.D22]/[.D$79]*100" office:value-type="float" office:value="0.468091745982213" calcext:value-type="float">
            <text:p>0,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926" calcext:value-type="float">
            <text:p>3926</text:p>
          </table:table-cell>
          <table:table-cell office:value-type="float" office:value="33" calcext:value-type="float">
            <text:p>33</text:p>
          </table:table-cell>
          <table:table-cell table:style-name="ce2" table:formula="of:=[.C23]/[.C$79]*100" office:value-type="float" office:value="2.24692092852891" calcext:value-type="float">
            <text:p>2,25</text:p>
          </table:table-cell>
          <table:table-cell table:style-name="ce2" table:formula="of:=[.D23]/[.D$79]*100" office:value-type="float" office:value="0.514900920580434" calcext:value-type="float">
            <text:p>0,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31" calcext:value-type="float">
            <text:p>4831</text:p>
          </table:table-cell>
          <table:table-cell office:value-type="float" office:value="36" calcext:value-type="float">
            <text:p>36</text:p>
          </table:table-cell>
          <table:table-cell table:style-name="ce2" table:formula="of:=[.C24]/[.C$79]*100" office:value-type="float" office:value="2.76486882468751" calcext:value-type="float">
            <text:p>2,76</text:p>
          </table:table-cell>
          <table:table-cell table:style-name="ce2" table:formula="of:=[.D24]/[.D$79]*100" office:value-type="float" office:value="0.561710095178655" calcext:value-type="float">
            <text:p>0,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058" calcext:value-type="float">
            <text:p>6058</text:p>
          </table:table-cell>
          <table:table-cell office:value-type="float" office:value="32" calcext:value-type="float">
            <text:p>32</text:p>
          </table:table-cell>
          <table:table-cell table:style-name="ce2" table:formula="of:=[.C25]/[.C$79]*100" office:value-type="float" office:value="3.46710315461746" calcext:value-type="float">
            <text:p>3,47</text:p>
          </table:table-cell>
          <table:table-cell table:style-name="ce2" table:formula="of:=[.D25]/[.D$79]*100" office:value-type="float" office:value="0.499297862381027" calcext:value-type="float">
            <text:p>0,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951" calcext:value-type="float">
            <text:p>7951</text:p>
          </table:table-cell>
          <table:table-cell office:value-type="float" office:value="31" calcext:value-type="float">
            <text:p>31</text:p>
          </table:table-cell>
          <table:table-cell table:style-name="ce2" table:formula="of:=[.C26]/[.C$79]*100" office:value-type="float" office:value="4.55050135067076" calcext:value-type="float">
            <text:p>4,55</text:p>
          </table:table-cell>
          <table:table-cell table:style-name="ce2" table:formula="of:=[.D26]/[.D$79]*100" office:value-type="float" office:value="0.48369480418162" calcext:value-type="float">
            <text:p>0,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599" calcext:value-type="float">
            <text:p>9599</text:p>
          </table:table-cell>
          <table:table-cell office:value-type="float" office:value="31" calcext:value-type="float">
            <text:p>31</text:p>
          </table:table-cell>
          <table:table-cell table:style-name="ce2" table:formula="of:=[.C27]/[.C$79]*100" office:value-type="float" office:value="5.49368160798498" calcext:value-type="float">
            <text:p>5,49</text:p>
          </table:table-cell>
          <table:table-cell table:style-name="ce2" table:formula="of:=[.D27]/[.D$79]*100" office:value-type="float" office:value="0.48369480418162" calcext:value-type="float">
            <text:p>0,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820" calcext:value-type="float">
            <text:p>8820</text:p>
          </table:table-cell>
          <table:table-cell office:value-type="float" office:value="18" calcext:value-type="float">
            <text:p>18</text:p>
          </table:table-cell>
          <table:table-cell table:style-name="ce2" table:formula="of:=[.C28]/[.C$79]*100" office:value-type="float" office:value="5.04784579460647" calcext:value-type="float">
            <text:p>5,05</text:p>
          </table:table-cell>
          <table:table-cell table:style-name="ce2" table:formula="of:=[.D28]/[.D$79]*100" office:value-type="float" office:value="0.280855047589327" calcext:value-type="float">
            <text:p>0,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618" calcext:value-type="float">
            <text:p>8618</text:p>
          </table:table-cell>
          <table:table-cell office:value-type="float" office:value="36" calcext:value-type="float">
            <text:p>36</text:p>
          </table:table-cell>
          <table:table-cell table:style-name="ce2" table:formula="of:=[.C29]/[.C$79]*100" office:value-type="float" office:value="4.93223753491141" calcext:value-type="float">
            <text:p>4,93</text:p>
          </table:table-cell>
          <table:table-cell table:style-name="ce2" table:formula="of:=[.D29]/[.D$79]*100" office:value-type="float" office:value="0.561710095178655" calcext:value-type="float">
            <text:p>0,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763" calcext:value-type="float">
            <text:p>9763</text:p>
          </table:table-cell>
          <table:table-cell office:value-type="float" office:value="68" calcext:value-type="float">
            <text:p>68</text:p>
          </table:table-cell>
          <table:table-cell table:style-name="ce2" table:formula="of:=[.C30]/[.C$79]*100" office:value-type="float" office:value="5.58754177922256" calcext:value-type="float">
            <text:p>5,59</text:p>
          </table:table-cell>
          <table:table-cell table:style-name="ce2" table:formula="of:=[.D30]/[.D$79]*100" office:value-type="float" office:value="1.06100795755968" calcext:value-type="float">
            <text:p>1,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2290" calcext:value-type="float">
            <text:p>12290</text:p>
          </table:table-cell>
          <table:table-cell office:value-type="float" office:value="81" calcext:value-type="float">
            <text:p>81</text:p>
          </table:table-cell>
          <table:table-cell table:style-name="ce2" table:formula="of:=[.C31]/[.C$79]*100" office:value-type="float" office:value="7.03378966164553" calcext:value-type="float">
            <text:p>7,03</text:p>
          </table:table-cell>
          <table:table-cell table:style-name="ce2" table:formula="of:=[.D31]/[.D$79]*100" office:value-type="float" office:value="1.26384771415197" calcext:value-type="float">
            <text:p>1,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3062" calcext:value-type="float">
            <text:p>13062</text:p>
          </table:table-cell>
          <table:table-cell office:value-type="float" office:value="109" calcext:value-type="float">
            <text:p>109</text:p>
          </table:table-cell>
          <table:table-cell table:style-name="ce2" table:formula="of:=[.C32]/[.C$79]*100" office:value-type="float" office:value="7.47561924820292" calcext:value-type="float">
            <text:p>7,48</text:p>
          </table:table-cell>
          <table:table-cell table:style-name="ce2" table:formula="of:=[.D32]/[.D$79]*100" office:value-type="float" office:value="1.70073334373537" calcext:value-type="float">
            <text:p>1,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921" calcext:value-type="float">
            <text:p>15921</text:p>
          </table:table-cell>
          <table:table-cell office:value-type="float" office:value="122" calcext:value-type="float">
            <text:p>122</text:p>
          </table:table-cell>
          <table:table-cell table:style-name="ce2" table:formula="of:=[.C33]/[.C$79]*100" office:value-type="float" office:value="9.11187674557026" calcext:value-type="float">
            <text:p>9,11</text:p>
          </table:table-cell>
          <table:table-cell table:style-name="ce2" table:formula="of:=[.D33]/[.D$79]*100" office:value-type="float" office:value="1.90357310032766" calcext:value-type="float">
            <text:p>1,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6111" calcext:value-type="float">
            <text:p>26111</text:p>
          </table:table-cell>
          <table:table-cell office:value-type="float" office:value="245" calcext:value-type="float">
            <text:p>245</text:p>
          </table:table-cell>
          <table:table-cell table:style-name="ce2" table:formula="of:=[.C34]/[.C$79]*100" office:value-type="float" office:value="14.9437983608809" calcext:value-type="float">
            <text:p>14,94</text:p>
          </table:table-cell>
          <table:table-cell table:style-name="ce2" table:formula="of:=[.D34]/[.D$79]*100" office:value-type="float" office:value="3.82274925885474" calcext:value-type="float">
            <text:p>3,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2062" calcext:value-type="float">
            <text:p>42062</text:p>
          </table:table-cell>
          <table:table-cell office:value-type="float" office:value="464" calcext:value-type="float">
            <text:p>464</text:p>
          </table:table-cell>
          <table:table-cell table:style-name="ce2" table:formula="of:=[.C35]/[.C$79]*100" office:value-type="float" office:value="24.0728446499702" calcext:value-type="float">
            <text:p>24,07</text:p>
          </table:table-cell>
          <table:table-cell table:style-name="ce2" table:formula="of:=[.D35]/[.D$79]*100" office:value-type="float" office:value="7.23981900452489" calcext:value-type="float">
            <text:p>7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74871" calcext:value-type="float">
            <text:p>74871</text:p>
          </table:table-cell>
          <table:table-cell office:value-type="float" office:value="1009" calcext:value-type="float">
            <text:p>1009</text:p>
          </table:table-cell>
          <table:table-cell table:style-name="ce2" table:formula="of:=[.C36]/[.C$79]*100" office:value-type="float" office:value="42.8500297605421" calcext:value-type="float">
            <text:p>42,85</text:p>
          </table:table-cell>
          <table:table-cell table:style-name="ce2" table:formula="of:=[.D36]/[.D$79]*100" office:value-type="float" office:value="15.7434857232017" calcext:value-type="float">
            <text:p>15,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11026" calcext:value-type="float">
            <text:p>111026</text:p>
          </table:table-cell>
          <table:table-cell office:value-type="float" office:value="1618" calcext:value-type="float">
            <text:p>1618</text:p>
          </table:table-cell>
          <table:table-cell table:style-name="ce2" table:formula="of:=[.C37]/[.C$79]*100" office:value-type="float" office:value="63.5421912916075" calcext:value-type="float">
            <text:p>63,54</text:p>
          </table:table-cell>
          <table:table-cell table:style-name="ce2" table:formula="of:=[.D37]/[.D$79]*100" office:value-type="float" office:value="25.2457481666407" calcext:value-type="float">
            <text:p>25,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25764" calcext:value-type="float">
            <text:p>125764</text:p>
          </table:table-cell>
          <table:table-cell office:value-type="float" office:value="1887" calcext:value-type="float">
            <text:p>1887</text:p>
          </table:table-cell>
          <table:table-cell table:style-name="ce2" table:formula="of:=[.C38]/[.C$79]*100" office:value-type="float" office:value="71.9770157044091" calcext:value-type="float">
            <text:p>71,98</text:p>
          </table:table-cell>
          <table:table-cell table:style-name="ce2" table:formula="of:=[.D38]/[.D$79]*100" office:value-type="float" office:value="29.4429708222812" calcext:value-type="float">
            <text:p>29,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27785" calcext:value-type="float">
            <text:p>127785</text:p>
          </table:table-cell>
          <table:table-cell office:value-type="float" office:value="2517" calcext:value-type="float">
            <text:p>2517</text:p>
          </table:table-cell>
          <table:table-cell table:style-name="ce2" table:formula="of:=[.C39]/[.C$79]*100" office:value-type="float" office:value="73.1336706194771" calcext:value-type="float">
            <text:p>73,13</text:p>
          </table:table-cell>
          <table:table-cell table:style-name="ce2" table:formula="of:=[.D39]/[.D$79]*100" office:value-type="float" office:value="39.2728974879076" calcext:value-type="float">
            <text:p>39,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377" calcext:value-type="float">
            <text:p>128377</text:p>
          </table:table-cell>
          <table:table-cell office:value-type="float" office:value="3203" calcext:value-type="float">
            <text:p>3203</text:p>
          </table:table-cell>
          <table:table-cell table:style-name="ce2" table:formula="of:=[.C40]/[.C$79]*100" office:value-type="float" office:value="73.4724829449201" calcext:value-type="float">
            <text:p>73,47</text:p>
          </table:table-cell>
          <table:table-cell table:style-name="ce2" table:formula="of:=[.D40]/[.D$79]*100" office:value-type="float" office:value="49.9765954127009" calcext:value-type="float">
            <text:p>49,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23204" calcext:value-type="float">
            <text:p>123204</text:p>
          </table:table-cell>
          <table:table-cell office:value-type="float" office:value="3576" calcext:value-type="float">
            <text:p>3576</text:p>
          </table:table-cell>
          <table:table-cell table:style-name="ce2" table:formula="of:=[.C41]/[.C$79]*100" office:value-type="float" office:value="70.5118813241152" calcext:value-type="float">
            <text:p>70,51</text:p>
          </table:table-cell>
          <table:table-cell table:style-name="ce2" table:formula="of:=[.D41]/[.D$79]*100" office:value-type="float" office:value="55.7965361210797" calcext:value-type="float">
            <text:p>55,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28392" calcext:value-type="float">
            <text:p>128392</text:p>
          </table:table-cell>
          <table:table-cell office:value-type="float" office:value="4448" calcext:value-type="float">
            <text:p>4448</text:p>
          </table:table-cell>
          <table:table-cell table:style-name="ce2" table:formula="of:=[.C42]/[.C$79]*100" office:value-type="float" office:value="73.4810677166796" calcext:value-type="float">
            <text:p>73,48</text:p>
          </table:table-cell>
          <table:table-cell table:style-name="ce2" table:formula="of:=[.D42]/[.D$79]*100" office:value-type="float" office:value="69.4024028709627" calcext:value-type="float">
            <text:p>69,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56301" calcext:value-type="float">
            <text:p>156301</text:p>
          </table:table-cell>
          <table:table-cell office:value-type="float" office:value="5728" calcext:value-type="float">
            <text:p>5728</text:p>
          </table:table-cell>
          <table:table-cell table:style-name="ce2" table:formula="of:=[.C43]/[.C$79]*100" office:value-type="float" office:value="89.4538940524701" calcext:value-type="float">
            <text:p>89,45</text:p>
          </table:table-cell>
          <table:table-cell table:style-name="ce2" table:formula="of:=[.D43]/[.D$79]*100" office:value-type="float" office:value="89.3743173662038" calcext:value-type="float">
            <text:p>89,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74728" calcext:value-type="float">
            <text:p>174728</text:p>
          </table:table-cell>
          <table:table-cell office:value-type="float" office:value="6409" calcext:value-type="float">
            <text:p>6409</text:p>
          </table:table-cell>
          <table:table-cell table:style-name="ce2" table:formula="of:=[.C44]/[.C$79]*100" office:value-type="float" office:value="100" calcext:value-type="float">
            <text:p>100,00</text:p>
          </table:table-cell>
          <table:table-cell table:style-name="ce2" table:formula="of:=[.D44]/[.D$79]*100"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38993" calcext:value-type="float">
            <text:p>138993</text:p>
          </table:table-cell>
          <table:table-cell office:value-type="float" office:value="5675" calcext:value-type="float">
            <text:p>5675</text:p>
          </table:table-cell>
          <table:table-cell table:style-name="ce2" table:formula="of:=[.C45]/[.C$79]*100" office:value-type="float" office:value="79.5482120782016" calcext:value-type="float">
            <text:p>79,55</text:p>
          </table:table-cell>
          <table:table-cell table:style-name="ce2" table:formula="of:=[.D45]/[.D$79]*100" office:value-type="float" office:value="88.5473552816352" calcext:value-type="float">
            <text:p>88,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23085" calcext:value-type="float">
            <text:p>123085</text:p>
          </table:table-cell>
          <table:table-cell office:value-type="float" office:value="5671" calcext:value-type="float">
            <text:p>5671</text:p>
          </table:table-cell>
          <table:table-cell table:style-name="ce2" table:formula="of:=[.C46]/[.C$79]*100" office:value-type="float" office:value="70.4437754681562" calcext:value-type="float">
            <text:p>70,44</text:p>
          </table:table-cell>
          <table:table-cell table:style-name="ce2" table:formula="of:=[.D46]/[.D$79]*100" office:value-type="float" office:value="88.4849430488376" calcext:value-type="float">
            <text:p>88,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45469" calcext:value-type="float">
            <text:p>145469</text:p>
          </table:table-cell>
          <table:table-cell office:value-type="float" office:value="5675" calcext:value-type="float">
            <text:p>5675</text:p>
          </table:table-cell>
          <table:table-cell table:style-name="ce2" table:formula="of:=[.C47]/[.C$79]*100" office:value-type="float" office:value="83.2545442058514" calcext:value-type="float">
            <text:p>83,25</text:p>
          </table:table-cell>
          <table:table-cell table:style-name="ce2" table:formula="of:=[.D47]/[.D$79]*100" office:value-type="float" office:value="88.5473552816352" calcext:value-type="float">
            <text:p>88,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18929" calcext:value-type="float">
            <text:p>118929</text:p>
          </table:table-cell>
          <table:table-cell office:value-type="float" office:value="5030" calcext:value-type="float">
            <text:p>5030</text:p>
          </table:table-cell>
          <table:table-cell table:style-name="ce2" table:formula="of:=[.C48]/[.C$79]*100" office:value-type="float" office:value="68.0652213726478" calcext:value-type="float">
            <text:p>68,07</text:p>
          </table:table-cell>
          <table:table-cell table:style-name="ce2" table:formula="of:=[.D48]/[.D$79]*100" office:value-type="float" office:value="78.4833827430176" calcext:value-type="float">
            <text:p>78,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5530" calcext:value-type="float">
            <text:p>95530</text:p>
          </table:table-cell>
          <table:table-cell office:value-type="float" office:value="4033" calcext:value-type="float">
            <text:p>4033</text:p>
          </table:table-cell>
          <table:table-cell table:style-name="ce2" table:formula="of:=[.C49]/[.C$79]*100" office:value-type="float" office:value="54.6735497458908" calcext:value-type="float">
            <text:p>54,67</text:p>
          </table:table-cell>
          <table:table-cell table:style-name="ce2" table:formula="of:=[.D49]/[.D$79]*100" office:value-type="float" office:value="62.9271337182088" calcext:value-type="float">
            <text:p>62,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78115" calcext:value-type="float">
            <text:p>78115</text:p>
          </table:table-cell>
          <table:table-cell office:value-type="float" office:value="3053" calcext:value-type="float">
            <text:p>3053</text:p>
          </table:table-cell>
          <table:table-cell table:style-name="ce2" table:formula="of:=[.C50]/[.C$79]*100" office:value-type="float" office:value="44.7066297330708" calcext:value-type="float">
            <text:p>44,71</text:p>
          </table:table-cell>
          <table:table-cell table:style-name="ce2" table:formula="of:=[.D50]/[.D$79]*100" office:value-type="float" office:value="47.6361366827898" calcext:value-type="float">
            <text:p>47,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4570" calcext:value-type="float">
            <text:p>64570</text:p>
          </table:table-cell>
          <table:table-cell office:value-type="float" office:value="2227" calcext:value-type="float">
            <text:p>2227</text:p>
          </table:table-cell>
          <table:table-cell table:style-name="ce2" table:formula="of:=[.C51]/[.C$79]*100" office:value-type="float" office:value="36.9545808342109" calcext:value-type="float">
            <text:p>36,95</text:p>
          </table:table-cell>
          <table:table-cell table:style-name="ce2" table:formula="of:=[.D51]/[.D$79]*100" office:value-type="float" office:value="34.7480106100796" calcext:value-type="float">
            <text:p>34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0802" calcext:value-type="float">
            <text:p>50802</text:p>
          </table:table-cell>
          <table:table-cell office:value-type="float" office:value="1669" calcext:value-type="float">
            <text:p>1669</text:p>
          </table:table-cell>
          <table:table-cell table:style-name="ce2" table:formula="of:=[.C52]/[.C$79]*100" office:value-type="float" office:value="29.0749049951925" calcext:value-type="float">
            <text:p>29,07</text:p>
          </table:table-cell>
          <table:table-cell table:style-name="ce2" table:formula="of:=[.D52]/[.D$79]*100" office:value-type="float" office:value="26.0415041348104" calcext:value-type="float">
            <text:p>26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2406" calcext:value-type="float">
            <text:p>52406</text:p>
          </table:table-cell>
          <table:table-cell office:value-type="float" office:value="1464" calcext:value-type="float">
            <text:p>1464</text:p>
          </table:table-cell>
          <table:table-cell table:style-name="ce2" table:formula="of:=[.C53]/[.C$79]*100" office:value-type="float" office:value="29.9929032553454" calcext:value-type="float">
            <text:p>29,99</text:p>
          </table:table-cell>
          <table:table-cell table:style-name="ce2" table:formula="of:=[.D53]/[.D$79]*100" office:value-type="float" office:value="22.842877203932" calcext:value-type="float">
            <text:p>22,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357" calcext:value-type="float">
            <text:p>56357</text:p>
          </table:table-cell>
          <table:table-cell office:value-type="float" office:value="1203" calcext:value-type="float">
            <text:p>1203</text:p>
          </table:table-cell>
          <table:table-cell table:style-name="ce2" table:formula="of:=[.C54]/[.C$79]*100" office:value-type="float" office:value="32.2541321368069" calcext:value-type="float">
            <text:p>32,25</text:p>
          </table:table-cell>
          <table:table-cell table:style-name="ce2" table:formula="of:=[.D54]/[.D$79]*100" office:value-type="float" office:value="18.7704790138867" calcext:value-type="float">
            <text:p>18,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8367" calcext:value-type="float">
            <text:p>58367</text:p>
          </table:table-cell>
          <table:table-cell office:value-type="float" office:value="1041" calcext:value-type="float">
            <text:p>1041</text:p>
          </table:table-cell>
          <table:table-cell table:style-name="ce2" table:formula="of:=[.C55]/[.C$79]*100" office:value-type="float" office:value="33.4044915525846" calcext:value-type="float">
            <text:p>33,40</text:p>
          </table:table-cell>
          <table:table-cell table:style-name="ce2" table:formula="of:=[.D55]/[.D$79]*100" office:value-type="float" office:value="16.2427835855828" calcext:value-type="float">
            <text:p>16,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1305" calcext:value-type="float">
            <text:p>71305</text:p>
          </table:table-cell>
          <table:table-cell office:value-type="float" office:value="1085" calcext:value-type="float">
            <text:p>1085</text:p>
          </table:table-cell>
          <table:table-cell table:style-name="ce2" table:formula="of:=[.C56]/[.C$79]*100" office:value-type="float" office:value="40.809143354242" calcext:value-type="float">
            <text:p>40,81</text:p>
          </table:table-cell>
          <table:table-cell table:style-name="ce2" table:formula="of:=[.D56]/[.D$79]*100" office:value-type="float" office:value="16.9293181463567" calcext:value-type="float">
            <text:p>16,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2594" calcext:value-type="float">
            <text:p>92594</text:p>
          </table:table-cell>
          <table:table-cell office:value-type="float" office:value="1260" calcext:value-type="float">
            <text:p>1260</text:p>
          </table:table-cell>
          <table:table-cell table:style-name="ce2" table:formula="of:=[.C57]/[.C$79]*100" office:value-type="float" office:value="52.9932237534911" calcext:value-type="float">
            <text:p>52,99</text:p>
          </table:table-cell>
          <table:table-cell table:style-name="ce2" table:formula="of:=[.D57]/[.D$79]*100" office:value-type="float" office:value="19.6598533312529" calcext:value-type="float">
            <text:p>19,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16274" calcext:value-type="float">
            <text:p>116274</text:p>
          </table:table-cell>
          <table:table-cell office:value-type="float" office:value="1495" calcext:value-type="float">
            <text:p>1495</text:p>
          </table:table-cell>
          <table:table-cell table:style-name="ce2" table:formula="of:=[.C58]/[.C$79]*100" office:value-type="float" office:value="66.5457167712101" calcext:value-type="float">
            <text:p>66,55</text:p>
          </table:table-cell>
          <table:table-cell table:style-name="ce2" table:formula="of:=[.D58]/[.D$79]*100" office:value-type="float" office:value="23.3265720081136" calcext:value-type="float">
            <text:p>23,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110100" calcext:value-type="float">
            <text:p>110100</text:p>
          </table:table-cell>
          <table:table-cell office:value-type="float" office:value="1554" calcext:value-type="float">
            <text:p>1554</text:p>
          </table:table-cell>
          <table:table-cell table:style-name="ce2" table:formula="of:=[.C59]/[.C$79]*100" office:value-type="float" office:value="63.0122247149856" calcext:value-type="float">
            <text:p>63,01</text:p>
          </table:table-cell>
          <table:table-cell table:style-name="ce2" table:formula="of:=[.D59]/[.D$79]*100" office:value-type="float" office:value="24.2471524418786" calcext:value-type="float">
            <text:p>24,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18250" calcext:value-type="float">
            <text:p>118250</text:p>
          </table:table-cell>
          <table:table-cell office:value-type="float" office:value="1548" calcext:value-type="float">
            <text:p>1548</text:p>
          </table:table-cell>
          <table:table-cell table:style-name="ce2" table:formula="of:=[.C60]/[.C$79]*100" office:value-type="float" office:value="67.6766173709995" calcext:value-type="float">
            <text:p>67,68</text:p>
          </table:table-cell>
          <table:table-cell table:style-name="ce2" table:formula="of:=[.D60]/[.D$79]*100" office:value-type="float" office:value="24.1535340926822" calcext:value-type="float">
            <text:p>24,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42026" calcext:value-type="float">
            <text:p>142026</text:p>
          </table:table-cell>
          <table:table-cell office:value-type="float" office:value="1595" calcext:value-type="float">
            <text:p>1595</text:p>
          </table:table-cell>
          <table:table-cell table:style-name="ce2" table:formula="of:=[.C61]/[.C$79]*100" office:value-type="float" office:value="81.2840529279795" calcext:value-type="float">
            <text:p>81,28</text:p>
          </table:table-cell>
          <table:table-cell table:style-name="ce2" table:formula="of:=[.D61]/[.D$79]*100" office:value-type="float" office:value="24.8868778280543" calcext:value-type="float">
            <text:p>24,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44751" calcext:value-type="float">
            <text:p>144751</text:p>
          </table:table-cell>
          <table:table-cell office:value-type="float" office:value="1574" calcext:value-type="float">
            <text:p>1574</text:p>
          </table:table-cell>
          <table:table-cell table:style-name="ce2" table:formula="of:=[.C62]/[.C$79]*100" office:value-type="float" office:value="82.8436197976283" calcext:value-type="float">
            <text:p>82,84</text:p>
          </table:table-cell>
          <table:table-cell table:style-name="ce2" table:formula="of:=[.D62]/[.D$79]*100" office:value-type="float" office:value="24.5592136058668" calcext:value-type="float">
            <text:p>24,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24846" calcext:value-type="float">
            <text:p>124846</text:p>
          </table:table-cell>
          <table:table-cell office:value-type="float" office:value="1260" calcext:value-type="float">
            <text:p>1260</text:p>
          </table:table-cell>
          <table:table-cell table:style-name="ce2" table:formula="of:=[.C63]/[.C$79]*100" office:value-type="float" office:value="71.4516276727256" calcext:value-type="float">
            <text:p>71,45</text:p>
          </table:table-cell>
          <table:table-cell table:style-name="ce2" table:formula="of:=[.D63]/[.D$79]*100" office:value-type="float" office:value="19.6598533312529" calcext:value-type="float">
            <text:p>19,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01012" calcext:value-type="float">
            <text:p>101012</text:p>
          </table:table-cell>
          <table:table-cell office:value-type="float" office:value="969" calcext:value-type="float">
            <text:p>969</text:p>
          </table:table-cell>
          <table:table-cell table:style-name="ce2" table:formula="of:=[.C64]/[.C$79]*100" office:value-type="float" office:value="57.8109976649421" calcext:value-type="float">
            <text:p>57,81</text:p>
          </table:table-cell>
          <table:table-cell table:style-name="ce2" table:formula="of:=[.D64]/[.D$79]*100" office:value-type="float" office:value="15.1193633952255" calcext:value-type="float">
            <text:p>15,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0864" calcext:value-type="float">
            <text:p>70864</text:p>
          </table:table-cell>
          <table:table-cell office:value-type="float" office:value="642" calcext:value-type="float">
            <text:p>642</text:p>
          </table:table-cell>
          <table:table-cell table:style-name="ce2" table:formula="of:=[.C65]/[.C$79]*100" office:value-type="float" office:value="40.5567510645117" calcext:value-type="float">
            <text:p>40,56</text:p>
          </table:table-cell>
          <table:table-cell table:style-name="ce2" table:formula="of:=[.D65]/[.D$79]*100" office:value-type="float" office:value="10.0171633640193" calcext:value-type="float">
            <text:p>10,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2747" calcext:value-type="float">
            <text:p>52747</text:p>
          </table:table-cell>
          <table:table-cell office:value-type="float" office:value="424" calcext:value-type="float">
            <text:p>424</text:p>
          </table:table-cell>
          <table:table-cell table:style-name="ce2" table:formula="of:=[.C66]/[.C$79]*100" office:value-type="float" office:value="30.1880637333455" calcext:value-type="float">
            <text:p>30,19</text:p>
          </table:table-cell>
          <table:table-cell table:style-name="ce2" table:formula="of:=[.D66]/[.D$79]*100" office:value-type="float" office:value="6.6156966765486" calcext:value-type="float">
            <text:p>6,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29896" calcext:value-type="float">
            <text:p>29896</text:p>
          </table:table-cell>
          <table:table-cell office:value-type="float" office:value="250" calcext:value-type="float">
            <text:p>250</text:p>
          </table:table-cell>
          <table:table-cell table:style-name="ce2" table:formula="of:=[.C67]/[.C$79]*100" office:value-type="float" office:value="17.1100224348702" calcext:value-type="float">
            <text:p>17,11</text:p>
          </table:table-cell>
          <table:table-cell table:style-name="ce2" table:formula="of:=[.D67]/[.D$79]*100" office:value-type="float" office:value="3.90076454985177" calcext:value-type="float">
            <text:p>3,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20706" calcext:value-type="float">
            <text:p>20706</text:p>
          </table:table-cell>
          <table:table-cell office:value-type="float" office:value="134" calcext:value-type="float">
            <text:p>134</text:p>
          </table:table-cell>
          <table:table-cell table:style-name="ce2" table:formula="of:=[.C68]/[.C$79]*100" office:value-type="float" office:value="11.8504189368619" calcext:value-type="float">
            <text:p>11,85</text:p>
          </table:table-cell>
          <table:table-cell table:style-name="ce2" table:formula="of:=[.D68]/[.D$79]*100" office:value-type="float" office:value="2.09080979872055" calcext:value-type="float">
            <text:p>2,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4027" calcext:value-type="float">
            <text:p>14027</text:p>
          </table:table-cell>
          <table:table-cell office:value-type="float" office:value="64" calcext:value-type="float">
            <text:p>64</text:p>
          </table:table-cell>
          <table:table-cell table:style-name="ce2" table:formula="of:=[.C69]/[.C$79]*100" office:value-type="float" office:value="8.02790623139966" calcext:value-type="float">
            <text:p>8,03</text:p>
          </table:table-cell>
          <table:table-cell table:style-name="ce2" table:formula="of:=[.D69]/[.D$79]*100" office:value-type="float" office:value="0.998595724762053" calcext:value-type="float">
            <text:p>1,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54" calcext:value-type="float">
            <text:p>7254</text:p>
          </table:table-cell>
          <table:table-cell office:value-type="float" office:value="40" calcext:value-type="float">
            <text:p>40</text:p>
          </table:table-cell>
          <table:table-cell table:style-name="ce2" table:formula="of:=[.C70]/[.C$79]*100" office:value-type="float" office:value="4.15159562291104" calcext:value-type="float">
            <text:p>4,15</text:p>
          </table:table-cell>
          <table:table-cell table:style-name="ce2" table:formula="of:=[.D70]/[.D$79]*100" office:value-type="float" office:value="0.624122327976283" calcext:value-type="float">
            <text:p>0,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808" calcext:value-type="float">
            <text:p>4808</text:p>
          </table:table-cell>
          <table:table-cell office:value-type="float" office:value="28" calcext:value-type="float">
            <text:p>28</text:p>
          </table:table-cell>
          <table:table-cell table:style-name="ce2" table:formula="of:=[.C71]/[.C$79]*100" office:value-type="float" office:value="2.75170550798956" calcext:value-type="float">
            <text:p>2,75</text:p>
          </table:table-cell>
          <table:table-cell table:style-name="ce2" table:formula="of:=[.D71]/[.D$79]*100" office:value-type="float" office:value="0.436885629583398" calcext:value-type="float">
            <text:p>0,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4341" calcext:value-type="float">
            <text:p>4341</text:p>
          </table:table-cell>
          <table:table-cell office:value-type="float" office:value="20" calcext:value-type="float">
            <text:p>20</text:p>
          </table:table-cell>
          <table:table-cell table:style-name="ce2" table:formula="of:=[.C72]/[.C$79]*100" office:value-type="float" office:value="2.48443294720938" calcext:value-type="float">
            <text:p>2,48</text:p>
          </table:table-cell>
          <table:table-cell table:style-name="ce2" table:formula="of:=[.D72]/[.D$79]*100" office:value-type="float" office:value="0.312061163988142" calcext:value-type="float">
            <text:p>0,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5557" calcext:value-type="float">
            <text:p>5557</text:p>
          </table:table-cell>
          <table:table-cell office:value-type="float" office:value="22" calcext:value-type="float">
            <text:p>22</text:p>
          </table:table-cell>
          <table:table-cell table:style-name="ce2" table:formula="of:=[.C73]/[.C$79]*100" office:value-type="float" office:value="3.180371777849" calcext:value-type="float">
            <text:p>3,18</text:p>
          </table:table-cell>
          <table:table-cell table:style-name="ce2" table:formula="of:=[.D73]/[.D$79]*100" office:value-type="float" office:value="0.343267280386956" calcext:value-type="float">
            <text:p>0,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066" calcext:value-type="float">
            <text:p>9066</text:p>
          </table:table-cell>
          <table:table-cell office:value-type="float" office:value="17" calcext:value-type="float">
            <text:p>17</text:p>
          </table:table-cell>
          <table:table-cell table:style-name="ce2" table:formula="of:=[.C74]/[.C$79]*100" office:value-type="float" office:value="5.18863605146285" calcext:value-type="float">
            <text:p>5,19</text:p>
          </table:table-cell>
          <table:table-cell table:style-name="ce2" table:formula="of:=[.D74]/[.D$79]*100" office:value-type="float" office:value="0.26525198938992" calcext:value-type="float">
            <text:p>0,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2596" calcext:value-type="float">
            <text:p>12596</text:p>
          </table:table-cell>
          <table:table-cell office:value-type="float" office:value="25" calcext:value-type="float">
            <text:p>25</text:p>
          </table:table-cell>
          <table:table-cell table:style-name="ce2" table:formula="of:=[.C75]/[.C$79]*100" office:value-type="float" office:value="7.20891900554004" calcext:value-type="float">
            <text:p>7,21</text:p>
          </table:table-cell>
          <table:table-cell table:style-name="ce2" table:formula="of:=[.D75]/[.D$79]*100" office:value-type="float" office:value="0.390076454985177" calcext:value-type="float">
            <text:p>0,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5436" calcext:value-type="float">
            <text:p>15436</text:p>
          </table:table-cell>
          <table:table-cell office:value-type="float" office:value="32" calcext:value-type="float">
            <text:p>32</text:p>
          </table:table-cell>
          <table:table-cell table:style-name="ce2" table:formula="of:=[.C76]/[.C$79]*100" office:value-type="float" office:value="8.83430245867863" calcext:value-type="float">
            <text:p>8,83</text:p>
          </table:table-cell>
          <table:table-cell table:style-name="ce2" table:formula="of:=[.D76]/[.D$79]*100" office:value-type="float" office:value="0.499297862381027" calcext:value-type="float">
            <text:p>0,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0237" calcext:value-type="float">
            <text:p>20237</text:p>
          </table:table-cell>
          <table:table-cell office:value-type="float" office:value="15" calcext:value-type="float">
            <text:p>15</text:p>
          </table:table-cell>
          <table:table-cell table:style-name="ce2" table:formula="of:=[.C77]/[.C$79]*100" office:value-type="float" office:value="11.5820017398471" calcext:value-type="float">
            <text:p>11,58</text:p>
          </table:table-cell>
          <table:table-cell table:style-name="ce2" table:formula="of:=[.D77]/[.D$79]*100" office:value-type="float" office:value="0.234045872991106" calcext:value-type="float">
            <text:p>0,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2042" calcext:value-type="float">
            <text:p>12042</text:p>
          </table:table-cell>
          <table:table-cell office:value-type="float" office:value="3" calcext:value-type="float">
            <text:p>3</text:p>
          </table:table-cell>
          <table:table-cell table:style-name="ce2" table:formula="of:=[.C78]/[.C$79]*100" office:value-type="float" office:value="6.89185476855455" calcext:value-type="float">
            <text:p>6,89</text:p>
          </table:table-cell>
          <table:table-cell table:style-name="ce2" table:formula="of:=[.D78]/[.D$79]*100" office:value-type="float" office:value="0.0468091745982213" calcext:value-type="float">
            <text:p>0,05</text:p>
          </table:table-cell>
        </table:table-row>
        <table:table-row table:style-name="ro1">
          <table:table-cell table:number-columns-repeated="2"/>
          <table:table-cell table:formula="of:=MAX([.C2:.C78])" office:value-type="float" office:value="174728" calcext:value-type="float">
            <text:p>174728</text:p>
          </table:table-cell>
          <table:table-cell table:formula="of:=MAX([.D2:.D78])" office:value-type="float" office:value="6409" calcext:value-type="float">
            <text:p>6409</text:p>
          </table:table-cell>
          <table:table-cell table:style-name="ce2" table:formula="of:=[.C79]/[.C$79]*100" office:value-type="float" office:value="100" calcext:value-type="float">
            <text:p>100,00</text:p>
          </table:table-cell>
          <table:table-cell table:style-name="ce2" table:formula="of:=[.D79]/[.D$79]*100" office:value-type="float" office:value="100" calcext:value-type="float">
            <text:p>100,00</text:p>
          </table:table-cell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3T01:29:55.379389570</dc:date>
    <dc:creator>Thomas Arend</dc:creator>
    <meta:editing-duration>PT35M33S</meta:editing-duration>
    <meta:editing-cycles>3</meta:editing-cycles>
    <meta:generator>LibreOffice/7.0.4.2$Linux_X86_64 LibreOffice_project/00$Build-2</meta:generator>
    <meta:document-statistic meta:table-count="1" meta:cell-count="4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5.802cm" svg:y="0.336cm" chart:style-name="ch2">
          <text:p>Vergleich Fälle und Todesfälle pro Woche</text:p>
        </chart:title>
        <chart:subtitle svg:x="7.76cm" svg:y="1.315cm" chart:style-name="ch3">
          <text:p>Maximum der Fälle = 100</text:p>
        </chart:subtitle>
        <chart:legend chart:legend-position="end" svg:x="17.069cm" svg:y="4.452cm" style:legend-expansion="high" chart:style-name="ch4"/>
        <chart:plot-area chart:style-name="ch5" table:cell-range-address="Fallzahlen_Wo_Bund.A1:Fallzahlen_Wo_Bund.A78 Fallzahlen_Wo_Bund.E1:Fallzahlen_Wo_Bund.F78" chart:data-source-has-labels="both" svg:x="1.411cm" svg:y="2.198cm" svg:width="15.258cm" svg:height="6.622cm">
          <chart:coordinate-region svg:x="2.694cm" svg:y="2.397cm" svg:width="13.975cm" svg:height="5.631cm"/>
          <chart:axis chart:dimension="x" chart:name="primary-x" chart:style-name="ch6" chartooo:axis-type="auto">
            <chartooo:date-scale/>
            <chart:title svg:x="7.766cm" svg:y="9.02cm" chart:style-name="ch7">
              <text:p>Pandemiewoche</text:p>
            </chart:title>
            <chart:categories table:cell-range-address="Fallzahlen_Wo_Bund.A2:Fallzahlen_Wo_Bund.A78"/>
          </chart:axis>
          <chart:axis chart:dimension="y" chart:name="primary-y" chart:style-name="ch8">
            <chart:title svg:x="0.451cm" svg:y="5.963cm" chart:style-name="ch9">
              <text:p>Index</text:p>
            </chart:title>
            <chart:grid chart:style-name="ch10" chart:class="major"/>
          </chart:axis>
          <chart:series chart:style-name="ch11" chart:values-cell-range-address="Fallzahlen_Wo_Bund.E2:Fallzahlen_Wo_Bund.E78" chart:label-cell-address="Fallzahlen_Wo_Bund.E1:Fallzahlen_Wo_Bund.E1" chart:class="chart:line">
            <chart:data-point chart:repeated="77"/>
          </chart:series>
          <chart:series chart:style-name="ch12" chart:values-cell-range-address="Fallzahlen_Wo_Bund.F2:Fallzahlen_Wo_Bund.F78" chart:label-cell-address="Fallzahlen_Wo_Bund.F1:Fallzahlen_Wo_Bund.F1" chart:class="chart:line">
            <chart:data-point chart:repeated="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älle</text:p>
                <draw:g>
                  <svg:desc>Fallzahlen_Wo_Bund.E1:Fallzahlen_Wo_Bund.E1</svg:desc>
                </draw:g>
              </table:table-cell>
              <table:table-cell office:value-type="string">
                <text:p>Todesfälle</text:p>
                <draw:g>
                  <svg:desc>Fallzahlen_Wo_Bund.F1:Fallzahlen_Wo_Bund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allzahlen_Wo_Bund.A2:Fallzahlen_Wo_Bund.A78</svg:desc>
                </draw:g>
              </table:table-cell>
              <table:table-cell office:value-type="float" office:value="0.0795522183050227">
                <text:p>0.0795522183050227</text:p>
                <draw:g>
                  <svg:desc>Fallzahlen_Wo_Bund.E2:Fallzahlen_Wo_Bund.E78</svg:desc>
                </draw:g>
              </table:table-cell>
              <table:table-cell office:value-type="float" office:value="0">
                <text:p>0</text:p>
                <draw:g>
                  <svg:desc>Fallzahlen_Wo_Bund.F2:Fallzahlen_Wo_Bund.F7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3941669337485">
                <text:p>0.513941669337485</text:p>
              </table:table-cell>
              <table:table-cell office:value-type="float" office:value="0.187236698392885">
                <text:p>0.1872366983928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68057781237123">
                <text:p>3.68057781237123</text:p>
              </table:table-cell>
              <table:table-cell office:value-type="float" office:value="1.3106568887502">
                <text:p>1.31065688875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8159196007509">
                <text:p>12.8159196007509</text:p>
              </table:table-cell>
              <table:table-cell office:value-type="float" office:value="7.42705570291777">
                <text:p>7.427055702917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.4416464447599">
                <text:p>19.4416464447599</text:p>
              </table:table-cell>
              <table:table-cell office:value-type="float" office:value="22.842877203932">
                <text:p>22.8428772039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6343574012179">
                <text:p>20.6343574012179</text:p>
              </table:table-cell>
              <table:table-cell office:value-type="float" office:value="35.3721329380559">
                <text:p>35.37213293805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5304244311158">
                <text:p>15.5304244311158</text:p>
              </table:table-cell>
              <table:table-cell office:value-type="float" office:value="29.2557341238883">
                <text:p>29.2557341238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92056224531844">
                <text:p>9.92056224531844</text:p>
              </table:table-cell>
              <table:table-cell office:value-type="float" office:value="19.0357310032766">
                <text:p>19.03573100327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06583947621446">
                <text:p>7.06583947621446</text:p>
              </table:table-cell>
              <table:table-cell office:value-type="float" office:value="11.3122171945701">
                <text:p>11.31221719457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5404056590815">
                <text:p>4.25404056590815</text:p>
              </table:table-cell>
              <table:table-cell office:value-type="float" office:value="6.03838352317054">
                <text:p>6.038383523170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57012041573188">
                <text:p>3.57012041573188</text:p>
              </table:table-cell>
              <table:table-cell office:value-type="float" office:value="4.00998595724762">
                <text:p>4.009985957247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2652351082826">
                <text:p>2.72652351082826</text:p>
              </table:table-cell>
              <table:table-cell office:value-type="float" office:value="2.55890154470276">
                <text:p>2.558901544702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5920058605375">
                <text:p>2.05920058605375</text:p>
              </table:table-cell>
              <table:table-cell office:value-type="float" office:value="1.74754251833359">
                <text:p>1.747542518333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83370724783664">
                <text:p>1.83370724783664</text:p>
              </table:table-cell>
              <table:table-cell office:value-type="float" office:value="0.998595724762053">
                <text:p>0.9985957247620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4551989377776">
                <text:p>1.34551989377776</text:p>
              </table:table-cell>
              <table:table-cell office:value-type="float" office:value="0.702137618973319">
                <text:p>0.7021376189733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3979671260473">
                <text:p>1.33979671260473</text:p>
              </table:table-cell>
              <table:table-cell office:value-type="float" office:value="0.514900920580434">
                <text:p>0.5149009205804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39801291149673">
                <text:p>2.39801291149673</text:p>
              </table:table-cell>
              <table:table-cell office:value-type="float" office:value="0.63972538617569">
                <text:p>0.639725386175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80451902385422">
                <text:p>1.80451902385422</text:p>
              </table:table-cell>
              <table:table-cell office:value-type="float" office:value="0.358870338586363">
                <text:p>0.3588703385863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53839109930864">
                <text:p>1.53839109930864</text:p>
              </table:table-cell>
              <table:table-cell office:value-type="float" office:value="0.405679513184584">
                <text:p>0.4056795131845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8901607069273">
                <text:p>1.38901607069273</text:p>
              </table:table-cell>
              <table:table-cell office:value-type="float" office:value="0.390076454985177">
                <text:p>0.3900764549851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2954535048762">
                <text:p>1.72954535048762</text:p>
              </table:table-cell>
              <table:table-cell office:value-type="float" office:value="0.468091745982213">
                <text:p>0.4680917459822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4692092852891">
                <text:p>2.24692092852891</text:p>
              </table:table-cell>
              <table:table-cell office:value-type="float" office:value="0.514900920580434">
                <text:p>0.5149009205804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6486882468751">
                <text:p>2.76486882468751</text:p>
              </table:table-cell>
              <table:table-cell office:value-type="float" office:value="0.561710095178655">
                <text:p>0.5617100951786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46710315461746">
                <text:p>3.46710315461746</text:p>
              </table:table-cell>
              <table:table-cell office:value-type="float" office:value="0.499297862381027">
                <text:p>0.4992978623810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55050135067076">
                <text:p>4.55050135067076</text:p>
              </table:table-cell>
              <table:table-cell office:value-type="float" office:value="0.48369480418162">
                <text:p>0.483694804181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49368160798498">
                <text:p>5.49368160798498</text:p>
              </table:table-cell>
              <table:table-cell office:value-type="float" office:value="0.48369480418162">
                <text:p>0.483694804181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04784579460647">
                <text:p>5.04784579460647</text:p>
              </table:table-cell>
              <table:table-cell office:value-type="float" office:value="0.280855047589327">
                <text:p>0.2808550475893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93223753491141">
                <text:p>4.93223753491141</text:p>
              </table:table-cell>
              <table:table-cell office:value-type="float" office:value="0.561710095178655">
                <text:p>0.5617100951786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58754177922256">
                <text:p>5.58754177922256</text:p>
              </table:table-cell>
              <table:table-cell office:value-type="float" office:value="1.06100795755968">
                <text:p>1.061007957559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03378966164553">
                <text:p>7.03378966164553</text:p>
              </table:table-cell>
              <table:table-cell office:value-type="float" office:value="1.26384771415197">
                <text:p>1.263847714151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47561924820292">
                <text:p>7.47561924820292</text:p>
              </table:table-cell>
              <table:table-cell office:value-type="float" office:value="1.70073334373537">
                <text:p>1.700733343735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11187674557026">
                <text:p>9.11187674557026</text:p>
              </table:table-cell>
              <table:table-cell office:value-type="float" office:value="1.90357310032766">
                <text:p>1.903573100327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.9437983608809">
                <text:p>14.9437983608809</text:p>
              </table:table-cell>
              <table:table-cell office:value-type="float" office:value="3.82274925885474">
                <text:p>3.82274925885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.0728446499702">
                <text:p>24.0728446499702</text:p>
              </table:table-cell>
              <table:table-cell office:value-type="float" office:value="7.23981900452489">
                <text:p>7.239819004524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2.8500297605421">
                <text:p>42.8500297605421</text:p>
              </table:table-cell>
              <table:table-cell office:value-type="float" office:value="15.7434857232017">
                <text:p>15.74348572320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3.5421912916075">
                <text:p>63.5421912916075</text:p>
              </table:table-cell>
              <table:table-cell office:value-type="float" office:value="25.2457481666407">
                <text:p>25.24574816664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.9770157044091">
                <text:p>71.9770157044091</text:p>
              </table:table-cell>
              <table:table-cell office:value-type="float" office:value="29.4429708222812">
                <text:p>29.44297082228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3.1336706194771">
                <text:p>73.1336706194771</text:p>
              </table:table-cell>
              <table:table-cell office:value-type="float" office:value="39.2728974879076">
                <text:p>39.27289748790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3.4724829449201">
                <text:p>73.4724829449201</text:p>
              </table:table-cell>
              <table:table-cell office:value-type="float" office:value="49.9765954127009">
                <text:p>49.9765954127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.5118813241152">
                <text:p>70.5118813241152</text:p>
              </table:table-cell>
              <table:table-cell office:value-type="float" office:value="55.7965361210797">
                <text:p>55.79653612107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3.4810677166796">
                <text:p>73.4810677166796</text:p>
              </table:table-cell>
              <table:table-cell office:value-type="float" office:value="69.4024028709627">
                <text:p>69.40240287096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9.4538940524701">
                <text:p>89.4538940524701</text:p>
              </table:table-cell>
              <table:table-cell office:value-type="float" office:value="89.3743173662038">
                <text:p>89.37431736620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9.5482120782016">
                <text:p>79.5482120782016</text:p>
              </table:table-cell>
              <table:table-cell office:value-type="float" office:value="88.5473552816352">
                <text:p>88.54735528163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0.4437754681562">
                <text:p>70.4437754681562</text:p>
              </table:table-cell>
              <table:table-cell office:value-type="float" office:value="88.4849430488376">
                <text:p>88.48494304883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3.2545442058514">
                <text:p>83.2545442058514</text:p>
              </table:table-cell>
              <table:table-cell office:value-type="float" office:value="88.5473552816352">
                <text:p>88.54735528163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8.0652213726478">
                <text:p>68.0652213726478</text:p>
              </table:table-cell>
              <table:table-cell office:value-type="float" office:value="78.4833827430176">
                <text:p>78.483382743017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4.6735497458908">
                <text:p>54.6735497458908</text:p>
              </table:table-cell>
              <table:table-cell office:value-type="float" office:value="62.9271337182088">
                <text:p>62.92713371820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4.7066297330708">
                <text:p>44.7066297330708</text:p>
              </table:table-cell>
              <table:table-cell office:value-type="float" office:value="47.6361366827898">
                <text:p>47.63613668278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9545808342109">
                <text:p>36.9545808342109</text:p>
              </table:table-cell>
              <table:table-cell office:value-type="float" office:value="34.7480106100796">
                <text:p>34.74801061007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9.0749049951925">
                <text:p>29.0749049951925</text:p>
              </table:table-cell>
              <table:table-cell office:value-type="float" office:value="26.0415041348104">
                <text:p>26.0415041348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9.9929032553454">
                <text:p>29.9929032553454</text:p>
              </table:table-cell>
              <table:table-cell office:value-type="float" office:value="22.842877203932">
                <text:p>22.8428772039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2.2541321368069">
                <text:p>32.2541321368069</text:p>
              </table:table-cell>
              <table:table-cell office:value-type="float" office:value="18.7704790138867">
                <text:p>18.77047901388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3.4044915525846">
                <text:p>33.4044915525846</text:p>
              </table:table-cell>
              <table:table-cell office:value-type="float" office:value="16.2427835855828">
                <text:p>16.24278358558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0.809143354242">
                <text:p>40.809143354242</text:p>
              </table:table-cell>
              <table:table-cell office:value-type="float" office:value="16.9293181463567">
                <text:p>16.92931814635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2.9932237534911">
                <text:p>52.9932237534911</text:p>
              </table:table-cell>
              <table:table-cell office:value-type="float" office:value="19.6598533312529">
                <text:p>19.65985333125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6.5457167712101">
                <text:p>66.5457167712101</text:p>
              </table:table-cell>
              <table:table-cell office:value-type="float" office:value="23.3265720081136">
                <text:p>23.32657200811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3.0122247149856">
                <text:p>63.0122247149856</text:p>
              </table:table-cell>
              <table:table-cell office:value-type="float" office:value="24.2471524418786">
                <text:p>24.24715244187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7.6766173709995">
                <text:p>67.6766173709995</text:p>
              </table:table-cell>
              <table:table-cell office:value-type="float" office:value="24.1535340926822">
                <text:p>24.15353409268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.2840529279795">
                <text:p>81.2840529279795</text:p>
              </table:table-cell>
              <table:table-cell office:value-type="float" office:value="24.8868778280543">
                <text:p>24.886877828054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2.8436197976283">
                <text:p>82.8436197976283</text:p>
              </table:table-cell>
              <table:table-cell office:value-type="float" office:value="24.5592136058668">
                <text:p>24.55921360586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1.4516276727256">
                <text:p>71.4516276727256</text:p>
              </table:table-cell>
              <table:table-cell office:value-type="float" office:value="19.6598533312529">
                <text:p>19.659853331252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7.8109976649421">
                <text:p>57.8109976649421</text:p>
              </table:table-cell>
              <table:table-cell office:value-type="float" office:value="15.1193633952255">
                <text:p>15.11936339522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5567510645117">
                <text:p>40.5567510645117</text:p>
              </table:table-cell>
              <table:table-cell office:value-type="float" office:value="10.0171633640193">
                <text:p>10.01716336401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.1880637333455">
                <text:p>30.1880637333455</text:p>
              </table:table-cell>
              <table:table-cell office:value-type="float" office:value="6.6156966765486">
                <text:p>6.61569667654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1100224348702">
                <text:p>17.1100224348702</text:p>
              </table:table-cell>
              <table:table-cell office:value-type="float" office:value="3.90076454985177">
                <text:p>3.900764549851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8504189368619">
                <text:p>11.8504189368619</text:p>
              </table:table-cell>
              <table:table-cell office:value-type="float" office:value="2.09080979872055">
                <text:p>2.090809798720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.02790623139966">
                <text:p>8.02790623139966</text:p>
              </table:table-cell>
              <table:table-cell office:value-type="float" office:value="0.998595724762053">
                <text:p>0.99859572476205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15159562291104">
                <text:p>4.15159562291104</text:p>
              </table:table-cell>
              <table:table-cell office:value-type="float" office:value="0.624122327976283">
                <text:p>0.6241223279762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5170550798956">
                <text:p>2.75170550798956</text:p>
              </table:table-cell>
              <table:table-cell office:value-type="float" office:value="0.436885629583398">
                <text:p>0.43688562958339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48443294720938">
                <text:p>2.48443294720938</text:p>
              </table:table-cell>
              <table:table-cell office:value-type="float" office:value="0.312061163988142">
                <text:p>0.3120611639881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180371777849">
                <text:p>3.180371777849</text:p>
              </table:table-cell>
              <table:table-cell office:value-type="float" office:value="0.343267280386956">
                <text:p>0.3432672803869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.18863605146285">
                <text:p>5.18863605146285</text:p>
              </table:table-cell>
              <table:table-cell office:value-type="float" office:value="0.26525198938992">
                <text:p>0.2652519893899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.20891900554004">
                <text:p>7.20891900554004</text:p>
              </table:table-cell>
              <table:table-cell office:value-type="float" office:value="0.390076454985177">
                <text:p>0.3900764549851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.83430245867863">
                <text:p>8.83430245867863</text:p>
              </table:table-cell>
              <table:table-cell office:value-type="float" office:value="0.499297862381027">
                <text:p>0.4992978623810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5820017398471">
                <text:p>11.5820017398471</text:p>
              </table:table-cell>
              <table:table-cell office:value-type="float" office:value="0.234045872991106">
                <text:p>0.23404587299110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89185476855455">
                <text:p>6.89185476855455</text:p>
              </table:table-cell>
              <table:table-cell office:value-type="float" office:value="0.0468091745982213">
                <text:p>0.0468091745982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